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a49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P2">1. Proxmox <text:span text:style-name="T1">Server</text:span>, <text:span text:style-name="T1">python flask</text:span>, and Networking Setup </text:p>
      <text:p text:style-name="Text_20_body"/>
      <text:p text:style-name="Text_20_body">· Building a Robust and Isolated Server Environment.</text:p>
      <text:p text:style-name="P1">· Why it's used:</text:p>
      <text:p text:style-name="Text_20_body"><text:s text:c="2"/>· The Project Scope <text:s/>requires a "Centralized Control (Client-Server Model)," necessitating a dedicated server.</text:p>
      <text:p text:style-name="Text_20_body"><text:s text:c="2"/>· Using Proxmo<text:span text:style-name="T1">x Server</text:span> allows for the creation of a lightweight, cost-effective, and resource-efficient (CPU, RAM) server environment.</text:p>
      <text:p text:style-name="Text_20_body"><text:s text:c="2"/>· The Networking Setup ensures the server runs stably on the LAN with a static IP, making it reliably accessible to all clients.</text:p>
      <text:p text:style-name="Text_20_body">·<text:span text:style-name="T2"> Interconnection with other parts:</text:span></text:p>
      <text:p text:style-name="Text_20_body"><text:s text:c="2"/>· System Requirements : This section implements the "Proxmox Server" and "Local network and router" hardware/software requirement.</text:p>
      <text:p text:style-name="Text_20_body"><text:s text:c="2"/>· External Integrations : This is the practical execution of the "Proxmox Setup" and "Local Network Configuration (LAN)" sections.</text:p>
      <text:p text:style-name="Text_20_body"/>
      <text:p text:style-name="Text_20_body">2.<text:span text:style-name="T4"> Python </text:span></text:p>
      <text:p text:style-name="Text_20_body"/>
      <text:p text:style-name="Text_20_body">· The primary programming language for Backend Logic and Server-Side Programming.</text:p>
      <text:p text:style-name="P1">· Why it's used:</text:p>
      <text:p text:style-name="Text_20_body"><text:s text:c="2"/>· As stated in the Project Overview , "This system uses Python language in the backend."</text:p>
      <text:p text:style-name="Text_20_body"><text:s text:c="2"/>· Python is easy to write and has rich libraries for Socket Programming, Web Frameworks (Django/Flask), and Data Handling, making it ideal for this project's needs.</text:p>
      <text:p text:style-name="Text_20_body"><text:s text:c="2"/>· All Backend Services <text:s/>like Real-time Messaging, File Sharing, and User Authentication are written in Python.</text:p>
      <text:p text:style-name="P1">· Interconnection with other parts:</text:p>
      <text:p text:style-name="Text_20_body"><text:soft-page-break/><text:s text:c="2"/>· Back-end Services Layer : It is the lifeblood of all services like the User Authentication Service, Real-time Messaging Engine, and File Handling Service.</text:p>
      <text:p text:style-name="Text_20_body"><text:s text:c="2"/>· Abstract: The point "The system is developed using socket API" is implemented using Python Socket Programming.</text:p>
      <text:p text:style-name="Text_20_body"/>
      <text:p text:style-name="P3">3. JavaScript </text:p>
      <text:p text:style-name="P3"/>
      <text:p text:style-name="Text_20_body">· Making the Frontend Interface Dynamic and Interactive.</text:p>
      <text:p text:style-name="P1">· Why it's used:</text:p>
      <text:p text:style-name="Text_20_body"><text:s text:c="2"/>· It is essential for achieving the goal of a User-friendly Interface .</text:p>
      <text:p text:style-name="Text_20_body"><text:s text:c="2"/>· It allows the Chat Dashboard to display new messages instantly without reloading the page (Real-time Update).</text:p>
      <text:p text:style-name="Text_20_body"><text:s text:c="2"/>· It is used to call Web Sockets or API Calls to easily send user actions (e.g., Send Message, Upload File) to the Backend Server.</text:p>
      <text:p text:style-name="P1">· Interconnection with other parts:</text:p>
      <text:p text:style-name="Text_20_body"><text:s text:c="2"/>· Front-end Interface Layer : It is the technology that brings the Chat Dashboard and File Upload/Download Interface to life.</text:p>
      <text:p text:style-name="Text_20_body"><text:s text:c="2"/>· API Communication Layer : JavaScript initiates API Requests like "Send / Receive Messages" and "File Transfer Requests."</text:p>
      <text:p text:style-name="Text_20_body"/>
      <text:p text:style-name="P3">4. HTML/CSS </text:p>
      <text:p text:style-name="P3"/>
      <text:p text:style-name="Text_20_body">· Creating the basic Structure (HTML) and Visual Design (CSS) of the Website.</text:p>
      <text:p text:style-name="P1">· Why it's used:</text:p>
      <text:p text:style-name="Text_20_body"><text:s text:c="2"/>· They are the foundational building blocks for creating a web-based User Interface.</text:p>
      <text:p text:style-name="Text_20_body"><text:s text:c="2"/>· HTML is used to structure components like the User Management Interface, Chat Box, and File Upload Button.</text:p>
      <text:p text:style-name="Text_20_body"><text:s text:c="2"/>· CSS is used to design the interface to be visually appealing and easy to use (User-friendly).</text:p>
      <text:p text:style-name="P1">· Interconnection with other parts:</text:p>
      <text:p text:style-name="Text_20_body"><text:s text:c="2"/>· Front-end Interface Layer : The visual part of all components, including the User Login Interface, Chat Dashboard, and File Upload Interface, is built with HTML/CSS.</text:p>
      <text:p text:style-name="Text_20_body"/>
      <text:p text:style-name="P3"><text:soft-page-break/>5. JSON </text:p>
      <text:p text:style-name="Text_20_body"/>
      <text:p text:style-name="Text_20_body">· Used as a standardized Format for exchanging Data between the Frontend and Backend.</text:p>
      <text:p text:style-name="P1">· Why it's used:</text:p>
      <text:p text:style-name="Text_20_body"><text:s text:c="2"/>· It is a lightweight, easy-to-read, and fast-to-process format, perfect for data exchange between JavaScript (Frontend) and Python (Backend).</text:p>
      <text:p text:style-name="Text_20_body"><text:s text:c="2"/>· For example, when a user sends a message, it's sent to the backend in a JSON format like {"sender": "user1", "message": "Hello", "timestamp": "..."}. The backend also returns data, like a message list, in JSON.</text:p>
      <text:p text:style-name="P1">· Interconnection with other parts:</text:p>
      <text:p text:style-name="Text_20_body"><text:s text:c="2"/>· API Communication Layer : It implies that all API Endpoints exchange Request and Response data using the JSON format.</text:p>
      <text:p text:style-name="Text_20_body"><text:s text:c="2"/>· Data Integrations : JSON acts as the data carrier, transporting data from the database to the frontend via the API.</text:p>
      <text:p text:style-name="Text_20_body"/>
      <text:p text:style-name="P4">How They Interconnect: A Practical Example</text:p>
      <text:p text:style-name="P4"/>
      <text:p text:style-name="Text_20_body">Let's see how all these technologies work together using the example of a user sending a message.</text:p>
      <text:p text:style-name="Text_20_body"/>
      <text:p text:style-name="Text_20_body">1. The User types a message and clicks the Send button in the Chat Interface built with HTML/CSS.</text:p>
      <text:p text:style-name="Text_20_body">2. JavaScript captures the message data, converts it into a JSON format, and sends a Request to the appropriate API endpoint on the Backend Server (Python <text:span text:style-name="T1">flask</text:span>).</text:p>
      <text:p text:style-name="Text_20_body">3. This request is received by the Python <text:span text:style-name="T1">flask</text:span> Server running inside the Proxmox <text:span text:style-name="T1">server</text:span>.</text:p>
      <text:p text:style-name="Text_20_body">4. Python processes the message, saves it to the database, and uses the Real-time Messaging Engine to deliver it in real-time to the intended recipient user.</text:p>
      <text:p text:style-name="Text_20_body">5. On the recipient's interface, their JavaScript receives the new message from the backend server in JSON format and updates the HTML page to display the message.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9:01:35.149640894</meta:creation-date>
    <dc:date>2025-11-13T20:03:18.506344143</dc:date>
    <meta:editing-duration>PT2H54M1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3" meta:paragraph-count="50" meta:word-count="704" meta:character-count="4422" meta:non-whitespace-character-count="3715"/>
  </office:meta>
</office:document-meta>
</file>